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6909in" svg:height="3.5429in" svg:x="9.9543in" svg:y="0.1445in">
            <draw:object draw:notify-on-update-of-ranges="Sheet1.E2:Sheet1.E10 Sheet1.F1:Sheet1.F1 Sheet1.F2:Sheet1.F10 Sheet1.E2:Sheet1.E10 Sheet1.G1:Sheet1.G1 Sheet1.G2:Sheet1.G10 Sheet1.E2:Sheet1.E10 Sheet1.H1:Sheet1.H1 Sheet1.H2:Sheet1.H10 Sheet1.E2:Sheet1.E10 Sheet1.I1:Sheet1.I1 Sheet1.I2:Sheet1.I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8185in" svg:height="2.3531in" svg:x="0.0433in" svg:y="4.1307in">
            <draw:object draw:notify-on-update-of-ranges="Sheet1.A14:Sheet1.A14 Sheet1.A15:Sheet1.A23 Sheet1.B14:Sheet1.B14 Sheet1.B15:Sheet1.B23 Sheet1.A14:Sheet1.A14 Sheet1.A15:Sheet1.A23 Sheet1.C14:Sheet1.C14 Sheet1.C15:Sheet1.C23 Sheet1.A14:Sheet1.A14 Sheet1.A15:Sheet1.A23 Sheet1.D14:Sheet1.D14 Sheet1.D15:Sheet1.D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mdahl 0.99</text:p>
          </table:table-cell>
          <table:table-cell/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7.069313" calcext:value-type="float">
            <text:p>1027.069313</text:p>
          </table:table-cell>
          <table:table-cell office:value-type="float" office:value="830.165728" calcext:value-type="float">
            <text:p>830.165728</text:p>
          </table:table-cell>
          <table:table-cell office:value-type="float" office:value="1515.043809" calcext:value-type="float">
            <text:p>1515.043809</text:p>
          </table:table-cell>
          <table:table-cell office:value-type="float" office:value="1" calcext:value-type="float">
            <text:p>1</text:p>
          </table:table-cell>
          <table:table-cell table:formula="of:=[.B$2]/[.B2]" office:value-type="float" office:value="1" calcext:value-type="float">
            <text:p>1</text:p>
          </table:table-cell>
          <table:table-cell table:formula="of:=[.C$2]/[.C2]" office:value-type="float" office:value="1" calcext:value-type="float">
            <text:p>1</text:p>
          </table:table-cell>
          <table:table-cell table:formula="of:=[.D$2]/[.D2]" office:value-type="float" office:value="1" calcext:value-type="float">
            <text:p>1</text:p>
          </table:table-cell>
          <table:table-cell table:formula="of:=1/((1-[.$K$1]) + [.$K$1] / [.A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9.099601" calcext:value-type="float">
            <text:p>549.099601</text:p>
          </table:table-cell>
          <table:table-cell office:value-type="float" office:value="418.185222" calcext:value-type="float">
            <text:p>418.185222</text:p>
          </table:table-cell>
          <table:table-cell office:value-type="float" office:value="765.752374" calcext:value-type="float">
            <text:p>765.752374</text:p>
          </table:table-cell>
          <table:table-cell office:value-type="float" office:value="2" calcext:value-type="float">
            <text:p>2</text:p>
          </table:table-cell>
          <table:table-cell table:formula="of:=[.B$2]/[.B3]" office:value-type="float" office:value="1.87046086198121" calcext:value-type="float">
            <text:p>1.87046086198121</text:p>
          </table:table-cell>
          <table:table-cell table:formula="of:=[.C$2]/[.C3]" office:value-type="float" office:value="1.98516275642089" calcext:value-type="float">
            <text:p>1.98516275642089</text:p>
          </table:table-cell>
          <table:table-cell table:formula="of:=[.D$2]/[.D3]" office:value-type="float" office:value="1.97850357431605" calcext:value-type="float">
            <text:p>1.97850357431605</text:p>
          </table:table-cell>
          <table:table-cell table:formula="of:=1/((1-[.$K$1]) + [.$K$1] / [.A3])" office:value-type="float" office:value="1.98019801980198" calcext:value-type="float">
            <text:p>1.9801980198019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379897" calcext:value-type="float">
            <text:p>274.379897</text:p>
          </table:table-cell>
          <table:table-cell office:value-type="float" office:value="207.848722" calcext:value-type="float">
            <text:p>207.848722</text:p>
          </table:table-cell>
          <table:table-cell office:value-type="float" office:value="381.068948" calcext:value-type="float">
            <text:p>381.068948</text:p>
          </table:table-cell>
          <table:table-cell office:value-type="float" office:value="4" calcext:value-type="float">
            <text:p>4</text:p>
          </table:table-cell>
          <table:table-cell table:formula="of:=[.B$2]/[.B4]" office:value-type="float" office:value="3.7432382045103" calcext:value-type="float">
            <text:p>3.7432382045103</text:p>
          </table:table-cell>
          <table:table-cell table:formula="of:=[.C$2]/[.C4]" office:value-type="float" office:value="3.9940862758829" calcext:value-type="float">
            <text:p>3.9940862758829</text:p>
          </table:table-cell>
          <table:table-cell table:formula="of:=[.D$2]/[.D4]" office:value-type="float" office:value="3.97577345766835" calcext:value-type="float">
            <text:p>3.97577345766835</text:p>
          </table:table-cell>
          <table:table-cell table:formula="of:=1/((1-[.$K$1]) + [.$K$1] / [.A4])" office:value-type="float" office:value="3.88349514563107" calcext:value-type="float">
            <text:p>3.8834951456310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3.66379" calcext:value-type="float">
            <text:p>183.66379</text:p>
          </table:table-cell>
          <table:table-cell office:value-type="float" office:value="139.066207" calcext:value-type="float">
            <text:p>139.066207</text:p>
          </table:table-cell>
          <table:table-cell office:value-type="float" office:value="255.644021" calcext:value-type="float">
            <text:p>255.644021</text:p>
          </table:table-cell>
          <table:table-cell office:value-type="float" office:value="6" calcext:value-type="float">
            <text:p>6</text:p>
          </table:table-cell>
          <table:table-cell table:formula="of:=[.B$2]/[.B5]" office:value-type="float" office:value="5.59211651354902" calcext:value-type="float">
            <text:p>5.59211651354902</text:p>
          </table:table-cell>
          <table:table-cell table:formula="of:=[.C$2]/[.C5]" office:value-type="float" office:value="5.96957194640392" calcext:value-type="float">
            <text:p>5.96957194640392</text:p>
          </table:table-cell>
          <table:table-cell table:formula="of:=[.D$2]/[.D5]" office:value-type="float" office:value="5.92638076601056" calcext:value-type="float">
            <text:p>5.92638076601056</text:p>
          </table:table-cell>
          <table:table-cell table:formula="of:=1/((1-[.$K$1]) + [.$K$1] / [.A5])" office:value-type="float" office:value="5.71428571428571" calcext:value-type="float">
            <text:p>5.7142857142857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289146" calcext:value-type="float">
            <text:p>139.289146</text:p>
          </table:table-cell>
          <table:table-cell office:value-type="float" office:value="105.006794" calcext:value-type="float">
            <text:p>105.006794</text:p>
          </table:table-cell>
          <table:table-cell office:value-type="float" office:value="191.39128" calcext:value-type="float">
            <text:p>191.39128</text:p>
          </table:table-cell>
          <table:table-cell office:value-type="float" office:value="8" calcext:value-type="float">
            <text:p>8</text:p>
          </table:table-cell>
          <table:table-cell table:formula="of:=[.B$2]/[.B6]" office:value-type="float" office:value="7.37364929353505" calcext:value-type="float">
            <text:p>7.37364929353505</text:p>
          </table:table-cell>
          <table:table-cell table:formula="of:=[.C$2]/[.C6]" office:value-type="float" office:value="7.90582872190156" calcext:value-type="float">
            <text:p>7.90582872190156</text:p>
          </table:table-cell>
          <table:table-cell table:formula="of:=[.D$2]/[.D6]" office:value-type="float" office:value="7.91595003178828" calcext:value-type="float">
            <text:p>7.91595003178828</text:p>
          </table:table-cell>
          <table:table-cell table:formula="of:=1/((1-[.$K$1]) + [.$K$1] / [.A6])" office:value-type="float" office:value="7.47663551401869" calcext:value-type="float">
            <text:p>7.4766355140186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.423354" calcext:value-type="float">
            <text:p>95.423354</text:p>
          </table:table-cell>
          <table:table-cell office:value-type="float" office:value="69.502269" calcext:value-type="float">
            <text:p>69.502269</text:p>
          </table:table-cell>
          <table:table-cell office:value-type="float" office:value="128.688273" calcext:value-type="float">
            <text:p>128.688273</text:p>
          </table:table-cell>
          <table:table-cell office:value-type="float" office:value="12" calcext:value-type="float">
            <text:p>12</text:p>
          </table:table-cell>
          <table:table-cell table:formula="of:=[.B$2]/[.B7]" office:value-type="float" office:value="10.7632908501623" calcext:value-type="float">
            <text:p>10.7632908501623</text:p>
          </table:table-cell>
          <table:table-cell table:formula="of:=[.C$2]/[.C7]" office:value-type="float" office:value="11.9444406627933" calcext:value-type="float">
            <text:p>11.9444406627933</text:p>
          </table:table-cell>
          <table:table-cell table:formula="of:=[.D$2]/[.D7]" office:value-type="float" office:value="11.7729749081332" calcext:value-type="float">
            <text:p>11.7729749081332</text:p>
          </table:table-cell>
          <table:table-cell table:formula="of:=1/((1-[.$K$1]) + [.$K$1] / [.A7])" office:value-type="float" office:value="10.8108108108108" calcext:value-type="float">
            <text:p>10.810810810810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.972012" calcext:value-type="float">
            <text:p>70.972012</text:p>
          </table:table-cell>
          <table:table-cell office:value-type="float" office:value="48.075251" calcext:value-type="float">
            <text:p>48.075251</text:p>
          </table:table-cell>
          <table:table-cell office:value-type="float" office:value="88.812828" calcext:value-type="float">
            <text:p>88.812828</text:p>
          </table:table-cell>
          <table:table-cell office:value-type="float" office:value="16" calcext:value-type="float">
            <text:p>16</text:p>
          </table:table-cell>
          <table:table-cell table:formula="of:=[.B$2]/[.B8]" office:value-type="float" office:value="14.4714695843764" calcext:value-type="float">
            <text:p>14.4714695843764</text:p>
          </table:table-cell>
          <table:table-cell table:formula="of:=[.C$2]/[.C8]" office:value-type="float" office:value="17.268047711285" calcext:value-type="float">
            <text:p>17.268047711285</text:p>
          </table:table-cell>
          <table:table-cell table:formula="of:=[.D$2]/[.D8]" office:value-type="float" office:value="17.0588398446224" calcext:value-type="float">
            <text:p>17.0588398446224</text:p>
          </table:table-cell>
          <table:table-cell table:formula="of:=1/((1-[.$K$1]) + [.$K$1] / [.A8])" office:value-type="float" office:value="13.9130434782609" calcext:value-type="float">
            <text:p>13.913043478260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.567655" calcext:value-type="float">
            <text:p>57.567655</text:p>
          </table:table-cell>
          <table:table-cell office:value-type="float" office:value="38.391289" calcext:value-type="float">
            <text:p>38.391289</text:p>
          </table:table-cell>
          <table:table-cell office:value-type="float" office:value="70.523908" calcext:value-type="float">
            <text:p>70.523908</text:p>
          </table:table-cell>
          <table:table-cell office:value-type="float" office:value="20" calcext:value-type="float">
            <text:p>20</text:p>
          </table:table-cell>
          <table:table-cell table:formula="of:=[.B$2]/[.B9]" office:value-type="float" office:value="17.8410830352565" calcext:value-type="float">
            <text:p>17.8410830352565</text:p>
          </table:table-cell>
          <table:table-cell table:formula="of:=[.C$2]/[.C9]" office:value-type="float" office:value="21.6238045041936" calcext:value-type="float">
            <text:p>21.6238045041936</text:p>
          </table:table-cell>
          <table:table-cell table:formula="of:=[.D$2]/[.D9]" office:value-type="float" office:value="21.4826978816886" calcext:value-type="float">
            <text:p>21.4826978816886</text:p>
          </table:table-cell>
          <table:table-cell table:formula="of:=1/((1-[.$K$1]) + [.$K$1] / [.A9])" office:value-type="float" office:value="16.8067226890756" calcext:value-type="float">
            <text:p>16.806722689075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.150624" calcext:value-type="float">
            <text:p>50.150624</text:p>
          </table:table-cell>
          <table:table-cell office:value-type="float" office:value="33.272703" calcext:value-type="float">
            <text:p>33.272703</text:p>
          </table:table-cell>
          <table:table-cell office:value-type="float" office:value="61.310647" calcext:value-type="float">
            <text:p>61.310647</text:p>
          </table:table-cell>
          <table:table-cell office:value-type="float" office:value="24" calcext:value-type="float">
            <text:p>24</text:p>
          </table:table-cell>
          <table:table-cell table:formula="of:=[.B$2]/[.B10]" office:value-type="float" office:value="20.4796915986529" calcext:value-type="float">
            <text:p>20.4796915986529</text:p>
          </table:table-cell>
          <table:table-cell table:formula="of:=[.C$2]/[.C10]" office:value-type="float" office:value="24.9503542889197" calcext:value-type="float">
            <text:p>24.9503542889197</text:p>
          </table:table-cell>
          <table:table-cell table:formula="of:=[.D$2]/[.D10]" office:value-type="float" office:value="24.710941461766" calcext:value-type="float">
            <text:p>24.710941461766</text:p>
          </table:table-cell>
          <table:table-cell table:formula="of:=1/((1-[.$K$1]) + [.$K$1] / [.A10])" office:value-type="float" office:value="19.5121951219512" calcext:value-type="float">
            <text:p>19.5121951219512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860489" calcext:value-type="float">
            <text:p>32.860489</text:p>
          </table:table-cell>
          <table:table-cell office:value-type="float" office:value="32.523626" calcext:value-type="float">
            <text:p>32.523626</text:p>
          </table:table-cell>
          <table:table-cell office:value-type="float" office:value="33.002346" calcext:value-type="float">
            <text:p>33.00234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.464259" calcext:value-type="float">
            <text:p>61.464259</text:p>
          </table:table-cell>
          <table:table-cell office:value-type="float" office:value="64.564692" calcext:value-type="float">
            <text:p>64.564692</text:p>
          </table:table-cell>
          <table:table-cell office:value-type="float" office:value="65.29526" calcext:value-type="float">
            <text:p>65.2952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.004639" calcext:value-type="float">
            <text:p>123.004639</text:p>
          </table:table-cell>
          <table:table-cell office:value-type="float" office:value="129.90217" calcext:value-type="float">
            <text:p>129.90217</text:p>
          </table:table-cell>
          <table:table-cell office:value-type="float" office:value="131.209851" calcext:value-type="float">
            <text:p>131.20985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3.759684" calcext:value-type="float">
            <text:p>183.759684</text:p>
          </table:table-cell>
          <table:table-cell office:value-type="float" office:value="194.152128" calcext:value-type="float">
            <text:p>194.152128</text:p>
          </table:table-cell>
          <table:table-cell office:value-type="float" office:value="195.584469" calcext:value-type="float">
            <text:p>195.58446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2.301723" calcext:value-type="float">
            <text:p>242.301723</text:p>
          </table:table-cell>
          <table:table-cell office:value-type="float" office:value="257.12622" calcext:value-type="float">
            <text:p>257.12622</text:p>
          </table:table-cell>
          <table:table-cell office:value-type="float" office:value="261.244922" calcext:value-type="float">
            <text:p>261.24492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3.687004" calcext:value-type="float">
            <text:p>353.687004</text:p>
          </table:table-cell>
          <table:table-cell office:value-type="float" office:value="388.476528" calcext:value-type="float">
            <text:p>388.476528</text:p>
          </table:table-cell>
          <table:table-cell office:value-type="float" office:value="388.535792" calcext:value-type="float">
            <text:p>388.53579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5.539572" calcext:value-type="float">
            <text:p>475.539572</text:p>
          </table:table-cell>
          <table:table-cell office:value-type="float" office:value="561.619538" calcext:value-type="float">
            <text:p>561.619538</text:p>
          </table:table-cell>
          <table:table-cell office:value-type="float" office:value="562.981737" calcext:value-type="float">
            <text:p>562.98173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6.26672" calcext:value-type="float">
            <text:p>586.26672</text:p>
          </table:table-cell>
          <table:table-cell office:value-type="float" office:value="703.284542" calcext:value-type="float">
            <text:p>703.284542</text:p>
          </table:table-cell>
          <table:table-cell office:value-type="float" office:value="708.97943" calcext:value-type="float">
            <text:p>708.9794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72.972688" calcext:value-type="float">
            <text:p>672.972688</text:p>
          </table:table-cell>
          <table:table-cell office:value-type="float" office:value="811.476006" calcext:value-type="float">
            <text:p>811.476006</text:p>
          </table:table-cell>
          <table:table-cell office:value-type="float" office:value="815.519043" calcext:value-type="float">
            <text:p>815.51904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12:58:11.1269739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12:58:13.589757071</meta:creation-date>
    <meta:editing-duration>PT1H57M41S</meta:editing-duration>
    <meta:editing-cycles>2</meta:editing-cycles>
    <meta:generator>LibreOffice/7.2.4.1$Linux_X86_64 LibreOffice_project/20$Build-1</meta:generator>
    <dc:date>2022-01-14T15:06:02.942066614</dc:date>
    <meta:document-statistic meta:table-count="1" meta:cell-count="12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24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076cm" svg:height="9cm" xlink:href=".." xlink:type="simple" chart:class="chart:scatter" chart:style-name="ch1">
        <chart:title svg:x="8.719cm" svg:y="0.316cm" chart:style-name="ch2">
          <text:p>Gauss-Seidel speedup</text:p>
        </chart:title>
        <chart:legend chart:legend-position="end" svg:x="2.541cm" svg:y="1.336cm" style:legend-expansion="custom" svg:width="2.479cm" svg:height="2.092cm" style:legend-expansion-aspect-ratio="1.18499043977055" chart:style-name="ch3"/>
        <chart:plot-area chart:style-name="ch4" table:cell-range-address="Sheet1.E2:Sheet1.I10 Sheet1.F1:Sheet1.I1" chart:data-source-has-labels="row" svg:x="1.452cm" svg:y="1.274cm" svg:width="20.293cm" svg:height="6.563cm">
          <chart:coordinate-region svg:x="2.073cm" svg:y="1.473cm" svg:width="19.672cm" svg:height="5.717cm"/>
          <chart:axis chart:dimension="x" chart:name="primary-x" chart:style-name="ch5">
            <chart:title svg:x="10.813cm" svg:y="8.017cm" chart:style-name="ch6">
              <text:p># Threads</text:p>
            </chart:title>
          </chart:axis>
          <chart:axis chart:dimension="y" chart:name="primary-y" chart:style-name="ch7">
            <chart:title svg:x="0.451cm" svg:y="5.274cm" chart:style-name="ch8">
              <text:p>Speedup</text:p>
            </chart:title>
            <chart:grid chart:style-name="ch9" chart:class="major"/>
          </chart:axis>
          <chart:series chart:style-name="ch10" chart:values-cell-range-address="Sheet1.F2:Sheet1.F10" chart:label-cell-address="Sheet1.F1:Sheet1.F1" chart:class="chart:scatter">
            <chart:domain table:cell-range-address="Sheet1.E2:Sheet1.E10"/>
            <chart:data-point chart:repeated="9"/>
          </chart:series>
          <chart:series chart:style-name="ch11" chart:values-cell-range-address="Sheet1.G2:Sheet1.G10" chart:label-cell-address="Sheet1.G1:Sheet1.G1" chart:class="chart:scatter">
            <chart:data-point chart:repeated="9"/>
          </chart:series>
          <chart:series chart:style-name="ch12" chart:values-cell-range-address="Sheet1.H2:Sheet1.H10" chart:label-cell-address="Sheet1.H1:Sheet1.H1" chart:class="chart:scatter">
            <chart:data-point chart:repeated="9"/>
          </chart:series>
          <chart:series chart:style-name="ch13" chart:values-cell-range-address="Sheet1.I2:Sheet1.I10" chart:label-cell-address="Sheet1.I1:Sheet1.I1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150</text:p>
                <draw:g>
                  <svg:desc>Sheet1.F1:Sheet1.F1</svg:desc>
                </draw:g>
              </table:table-cell>
              <table:table-cell office:value-type="string">
                <text:p>300</text:p>
                <draw:g>
                  <svg:desc>Sheet1.G1:Sheet1.G1</svg:desc>
                </draw:g>
              </table:table-cell>
              <table:table-cell office:value-type="string">
                <text:p>500</text:p>
                <draw:g>
                  <svg:desc>Sheet1.H1:Sheet1.H1</svg:desc>
                </draw:g>
              </table:table-cell>
              <table:table-cell office:value-type="string">
                <text:p>Amdahl 0.99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10</svg:desc>
                </draw:g>
              </table:table-cell>
              <table:table-cell office:value-type="float" office:value="1">
                <text:p>1</text:p>
                <draw:g>
                  <svg:desc>Sheet1.F2:Sheet1.F10</svg:desc>
                </draw:g>
              </table:table-cell>
              <table:table-cell office:value-type="float" office:value="1">
                <text:p>1</text:p>
                <draw:g>
                  <svg:desc>Sheet1.G2:Sheet1.G10</svg:desc>
                </draw:g>
              </table:table-cell>
              <table:table-cell office:value-type="float" office:value="1">
                <text:p>1</text:p>
                <draw:g>
                  <svg:desc>Sheet1.H2:Sheet1.H10</svg:desc>
                </draw:g>
              </table:table-cell>
              <table:table-cell office:value-type="float" office:value="1">
                <text:p>1</text:p>
                <draw:g>
                  <svg:desc>Sheet1.I2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7046086198121">
                <text:p>1.87046086198121</text:p>
              </table:table-cell>
              <table:table-cell office:value-type="float" office:value="1.98516275642089">
                <text:p>1.98516275642089</text:p>
              </table:table-cell>
              <table:table-cell office:value-type="float" office:value="1.97850357431605">
                <text:p>1.97850357431605</text:p>
              </table:table-cell>
              <table:table-cell office:value-type="float" office:value="1.98019801980198">
                <text:p>1.98019801980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432382045103">
                <text:p>3.7432382045103</text:p>
              </table:table-cell>
              <table:table-cell office:value-type="float" office:value="3.9940862758829">
                <text:p>3.9940862758829</text:p>
              </table:table-cell>
              <table:table-cell office:value-type="float" office:value="3.97577345766835">
                <text:p>3.97577345766835</text:p>
              </table:table-cell>
              <table:table-cell office:value-type="float" office:value="3.88349514563107">
                <text:p>3.88349514563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59211651354902">
                <text:p>5.59211651354902</text:p>
              </table:table-cell>
              <table:table-cell office:value-type="float" office:value="5.96957194640392">
                <text:p>5.96957194640392</text:p>
              </table:table-cell>
              <table:table-cell office:value-type="float" office:value="5.92638076601056">
                <text:p>5.92638076601056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37364929353505">
                <text:p>7.37364929353505</text:p>
              </table:table-cell>
              <table:table-cell office:value-type="float" office:value="7.90582872190156">
                <text:p>7.90582872190156</text:p>
              </table:table-cell>
              <table:table-cell office:value-type="float" office:value="7.91595003178828">
                <text:p>7.91595003178828</text:p>
              </table:table-cell>
              <table:table-cell office:value-type="float" office:value="7.47663551401869">
                <text:p>7.47663551401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0.7632908501623">
                <text:p>10.7632908501623</text:p>
              </table:table-cell>
              <table:table-cell office:value-type="float" office:value="11.9444406627933">
                <text:p>11.9444406627933</text:p>
              </table:table-cell>
              <table:table-cell office:value-type="float" office:value="11.7729749081332">
                <text:p>11.7729749081332</text:p>
              </table:table-cell>
              <table:table-cell office:value-type="float" office:value="10.8108108108108">
                <text:p>10.8108108108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4.4714695843764">
                <text:p>14.4714695843764</text:p>
              </table:table-cell>
              <table:table-cell office:value-type="float" office:value="17.268047711285">
                <text:p>17.268047711285</text:p>
              </table:table-cell>
              <table:table-cell office:value-type="float" office:value="17.0588398446224">
                <text:p>17.0588398446224</text:p>
              </table:table-cell>
              <table:table-cell office:value-type="float" office:value="13.9130434782609">
                <text:p>13.9130434782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7.8410830352565">
                <text:p>17.8410830352565</text:p>
              </table:table-cell>
              <table:table-cell office:value-type="float" office:value="21.6238045041936">
                <text:p>21.6238045041936</text:p>
              </table:table-cell>
              <table:table-cell office:value-type="float" office:value="21.4826978816886">
                <text:p>21.4826978816886</text:p>
              </table:table-cell>
              <table:table-cell office:value-type="float" office:value="16.8067226890756">
                <text:p>16.8067226890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0.4796915986529">
                <text:p>20.4796915986529</text:p>
              </table:table-cell>
              <table:table-cell office:value-type="float" office:value="24.9503542889197">
                <text:p>24.9503542889197</text:p>
              </table:table-cell>
              <table:table-cell office:value-type="float" office:value="24.710941461766">
                <text:p>24.710941461766</text:p>
              </table:table-cell>
              <table:table-cell office:value-type="float" office:value="19.5121951219512">
                <text:p>19.5121951219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32cm" svg:height="5.978cm" xlink:href=".." xlink:type="simple" chart:class="chart:scatter" chart:style-name="ch1">
        <chart:title svg:x="4.171cm" svg:y="0.255cm" chart:style-name="ch2">
          <text:p>Lattice updates per second for Gauss-Seidel</text:p>
        </chart:title>
        <chart:legend chart:legend-position="end" svg:x="16.009cm" svg:y="2.192cm" style:legend-expansion="high" chart:style-name="ch3"/>
        <chart:plot-area chart:style-name="ch4" table:cell-range-address="Sheet1.A14:Sheet1.D23" chart:data-source-has-labels="row" svg:x="1.727cm" svg:y="1.153cm" svg:width="13.936cm" svg:height="3.725cm">
          <chart:coordinate-region svg:x="2.534cm" svg:y="1.352cm" svg:width="12.757cm" svg:height="2.879cm"/>
          <chart:axis chart:dimension="x" chart:name="primary-x" chart:style-name="ch5">
            <chart:title svg:x="7.91cm" svg:y="4.997cm" chart:style-name="ch6">
              <text:p># Threads</text:p>
            </chart:title>
          </chart:axis>
          <chart:axis chart:dimension="y" chart:name="primary-y" chart:style-name="ch7">
            <chart:title svg:x="0.451cm" svg:y="4.911cm" chart:style-name="ch8">
              <text:p>Million lattice updates per second</text:p>
            </chart:title>
            <chart:grid chart:style-name="ch9" chart:class="major"/>
          </chart:axis>
          <chart:series chart:style-name="ch10" chart:values-cell-range-address="Sheet1.B15:Sheet1.B23" chart:label-cell-address="Sheet1.B14:Sheet1.B14" chart:class="chart:scatter">
            <chart:domain table:cell-range-address="Sheet1.A15:Sheet1.A23"/>
            <chart:data-point chart:repeated="9"/>
          </chart:series>
          <chart:series chart:style-name="ch11" chart:values-cell-range-address="Sheet1.C15:Sheet1.C23" chart:label-cell-address="Sheet1.C14:Sheet1.C14" chart:class="chart:scatter">
            <chart:data-point chart:repeated="9"/>
          </chart:series>
          <chart:series chart:style-name="ch12" chart:values-cell-range-address="Sheet1.D15:Sheet1.D23" chart:label-cell-address="Sheet1.D14:Sheet1.D14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50</text:p>
                <draw:g>
                  <svg:desc>Sheet1.B14:Sheet1.B14</svg:desc>
                </draw:g>
              </table:table-cell>
              <table:table-cell office:value-type="string">
                <text:p>300</text:p>
                <draw:g>
                  <svg:desc>Sheet1.C14:Sheet1.C14</svg:desc>
                </draw:g>
              </table:table-cell>
              <table:table-cell office:value-type="string">
                <text:p>500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5:Sheet1.A23</svg:desc>
                </draw:g>
              </table:table-cell>
              <table:table-cell office:value-type="float" office:value="32.860489">
                <text:p>32.860489</text:p>
                <draw:g>
                  <svg:desc>Sheet1.B15:Sheet1.B23</svg:desc>
                </draw:g>
              </table:table-cell>
              <table:table-cell office:value-type="float" office:value="32.523626">
                <text:p>32.523626</text:p>
                <draw:g>
                  <svg:desc>Sheet1.C15:Sheet1.C23</svg:desc>
                </draw:g>
              </table:table-cell>
              <table:table-cell office:value-type="float" office:value="33.002346">
                <text:p>33.002346</text:p>
                <draw:g>
                  <svg:desc>Sheet1.D15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1.464259">
                <text:p>61.464259</text:p>
              </table:table-cell>
              <table:table-cell office:value-type="float" office:value="64.564692">
                <text:p>64.564692</text:p>
              </table:table-cell>
              <table:table-cell office:value-type="float" office:value="65.29526">
                <text:p>65.29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3.004639">
                <text:p>123.004639</text:p>
              </table:table-cell>
              <table:table-cell office:value-type="float" office:value="129.90217">
                <text:p>129.90217</text:p>
              </table:table-cell>
              <table:table-cell office:value-type="float" office:value="131.209851">
                <text:p>131.209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83.759684">
                <text:p>183.759684</text:p>
              </table:table-cell>
              <table:table-cell office:value-type="float" office:value="194.152128">
                <text:p>194.152128</text:p>
              </table:table-cell>
              <table:table-cell office:value-type="float" office:value="195.584469">
                <text:p>195.584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42.301723">
                <text:p>242.301723</text:p>
              </table:table-cell>
              <table:table-cell office:value-type="float" office:value="257.12622">
                <text:p>257.12622</text:p>
              </table:table-cell>
              <table:table-cell office:value-type="float" office:value="261.244922">
                <text:p>261.244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53.687004">
                <text:p>353.687004</text:p>
              </table:table-cell>
              <table:table-cell office:value-type="float" office:value="388.476528">
                <text:p>388.476528</text:p>
              </table:table-cell>
              <table:table-cell office:value-type="float" office:value="388.535792">
                <text:p>388.535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75.539572">
                <text:p>475.539572</text:p>
              </table:table-cell>
              <table:table-cell office:value-type="float" office:value="561.619538">
                <text:p>561.619538</text:p>
              </table:table-cell>
              <table:table-cell office:value-type="float" office:value="562.981737">
                <text:p>562.981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586.26672">
                <text:p>586.26672</text:p>
              </table:table-cell>
              <table:table-cell office:value-type="float" office:value="703.284542">
                <text:p>703.284542</text:p>
              </table:table-cell>
              <table:table-cell office:value-type="float" office:value="708.97943">
                <text:p>708.97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672.972688">
                <text:p>672.972688</text:p>
              </table:table-cell>
              <table:table-cell office:value-type="float" office:value="811.476006">
                <text:p>811.476006</text:p>
              </table:table-cell>
              <table:table-cell office:value-type="float" office:value="815.519043">
                <text:p>815.5190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